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lContentHandlerDelegate.emitAddress( String nodeName , Address addres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ContentHandlerDelegate.startElement( String nodeName , Attributes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rshalFolderToSAX( Folder fol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ntentHandlerDelegate.marshalMessageToSAX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ntHandlerDelegate.startDocumentXM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contentToSAX( ContentHandler contentHandler , Part par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MessageXMLizer.MessageXMLize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XMLizer.FolderXMLizer( Folder [ ] fol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g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addAttribute( String nodeName , String nod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ilContentHandlerDelegate(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Element( String nod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nvelopeXMLizer.MessageEnvelopeXMLizer( 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lContentHandlerDelegate.marshalPartToSAX( Part par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EnvelopeXMLizer.g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XMLiz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XMLizer.toSAX( ContentHandler 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ntentHandlerDelegate.marshalFolderToSAX( Folder [ ] fol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tentHandlerDelegate.getSimple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startDocumentInternal( boolean emitStart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ailContentHandlerDelegate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lderXMLizer.FolderXMLizer( Folder f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partToSAX( ContentHandler contentHandler , Part part , int i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9">
            <text:p text:style-name="Table_20_Contents">9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MessageEnvelopeXMLizer.MessageEnvelopeXMLizer( Message [ ] messag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marshalMessageEnvelopeToSAX( Message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lderXMLizer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ilContentHandlerDelegate.emitDate( String nodeName , Date 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ssageEnvelopeXMLizer.toSAX(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nvelopeXMLizer.setSimpleDateFormat( SimpleDateFormat sd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start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lContentHandlerDelegate.endDocumentInternal( boolean emitEnd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ilContentHandlerDelegate.folderToSAX( ContentHandler contentHandler , Folder fol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ailContentHandlerDelegate.characters( String 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lContentHandlerDelegate.messageEnvelopeToSAX( ContentHandler contentHandler , Message message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6">
            <text:p text:style-name="Table_20_Contents">26</text:p>
          </table:table-cell>
          <table:table-cell office:value-type="float" office:value="87">
            <text:p text:style-name="Table_20_Contents">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